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2.75pt"/>
    </style:style>
    <style:style style:name="co2" style:family="table-column">
      <style:table-column-properties fo:break-before="auto" style:column-width="182.4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3.66pt"/>
    </style:style>
    <style:style style:name="co5" style:family="table-column">
      <style:table-column-properties fo:break-before="auto" style:column-width="79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2"/>
    <style:style style:name="ce2" style:family="table-cell" style:parent-style-name="Default" style:data-style-name="N121"/>
    <style:style style:name="ce3" style:family="table-cell" style:parent-style-name="Default" style:data-style-name="N50"/>
    <style:style style:name="ce4" style:family="table-cell" style:parent-style-name="Default" style:data-style-name="N123"/>
  </office:automatic-styles>
  <office:body>
    <office:spreadsheet>
      <table:calculation-settings table:automatic-find-labels="false" table:use-regular-expressions="false" table:use-wildcards="true"/>
      <table:table table:name="with tableCheck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row table:style-name="ro1">
          <table:table-cell office:value-type="string" calcext:value-type="string">
            <text:p>date --rfc-3339=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9-02 16:15:22.977713333+02:00</text:p>
          </table:table-cell>
          <table:table-cell office:value-type="date" office:date-value="2020-09-02T16:15:22.977713" calcext:value-type="date">
            <text:p>2020-09-02 16:15:23</text:p>
          </table:table-cell>
          <table:table-cell/>
        </table:table-row>
        <table:table-row table:style-name="ro1">
          <table:table-cell office:value-type="string" calcext:value-type="string">
            <text:p>dm-cmd tcp/tsl403.acc ha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-sched tcp/tsl403.acc cl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 --rfc-3339=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9-02 16:15:23.163314390+02:00</text:p>
          </table:table-cell>
          <table:table-cell office:value-type="date" office:date-value="2020-09-02T16:15:23.163314" calcext:value-type="date">
            <text:p>2020-09-02 16:15:23</text:p>
          </table:table-cell>
          <table:table-cell table:formula="of:=([.B6]-[.B2])*86400" office:value-type="float" office:value="0.185601110570133" calcext:value-type="float">
            <text:p>0.186</text:p>
          </table:table-cell>
        </table:table-row>
        <table:table-row table:style-name="ro1">
          <table:table-cell office:value-type="string" calcext:value-type="string">
            <text:p>dm-sched tcp/tsl403.acc add groups_4_nonDefaultPatterns_9_blocksPerPattern_150_globalSchedule.d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 --rfc-3339=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9-02 16:15:29.148866192+02:00</text:p>
          </table:table-cell>
          <table:table-cell office:value-type="date" office:date-value="2020-09-02T16:15:29.148866" calcext:value-type="date">
            <text:p>2020-09-02 16:15:29</text:p>
          </table:table-cell>
          <table:table-cell table:formula="of:=([.B9]-[.B6])*86400" office:value-type="float" office:value="5.98555204924196" calcext:value-type="float">
            <text:p>5.986</text:p>
          </table:table-cell>
        </table:table-row>
        <table:table-row table:style-name="ro1">
          <table:table-cell office:value-type="string" calcext:value-type="string">
            <text:p>dm-cmd tcp/tsl403.acc chkrem G1_P1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attern G1_P1 content removal: SA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 --rfc-3339=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9-02 16:15:31.740430606+02:00</text:p>
          </table:table-cell>
          <table:table-cell office:value-type="date" office:date-value="2020-09-02T16:15:31.74043" calcext:value-type="date">
            <text:p>2020-09-02 16:15:32</text:p>
          </table:table-cell>
          <table:table-cell table:formula="of:=([.B14]-[.B9])*86400" office:value-type="float" office:value="2.59156397078186" calcext:value-type="float">
            <text:p>2.592</text:p>
          </table:table-cell>
        </table:table-row>
        <table:table-row table:style-name="ro1">
          <table:table-cell office:value-type="string" calcext:value-type="string">
            <text:p>dm-sched tcp/tsl403.acc remove groups_4_nonDefaultPatterns_9_blocksPerPattern_150_removeSchedule.d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 --rfc-3339=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9-02 16:15:40.950754433+02:00</text:p>
          </table:table-cell>
          <table:table-cell office:value-type="date" office:date-value="2020-09-02T16:15:40.950754" calcext:value-type="date">
            <text:p>2020-09-02 16:15:41</text:p>
          </table:table-cell>
          <table:table-cell table:formula="of:=([.B17]-[.B14])*86400" office:value-type="float" office:value="9.21032396145165" calcext:value-type="float">
            <text:p>9.210</text:p>
          </table:table-cell>
        </table:table-row>
        <table:table-row table:style-name="ro1">
          <table:table-cell office:value-type="string" calcext:value-type="string">
            <text:p>dm-sched tcp/tsl403.acc add g1_p1_update_schedule.d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 --rfc-3339=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9-02 16:15:48.662934347+02:00</text:p>
          </table:table-cell>
          <table:table-cell office:value-type="date" office:date-value="2020-09-02T16:15:48.662934" calcext:value-type="date">
            <text:p>2020-09-02 16:15:49</text:p>
          </table:table-cell>
          <table:table-cell table:formula="of:=([.B20]-[.B17])*86400" office:value-type="float" office:value="7.71217967849225" calcext:value-type="float">
            <text:p>7.712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Summe</text:p>
          </table:table-cell>
          <table:table-cell table:style-name="ce2" table:formula="of:=([.B20]-[.B2])*86400" office:value-type="float" office:value="25.6852207705379" calcext:value-type="float">
            <text:p>25.685</text:p>
          </table:table-cell>
          <table:table-cell table:formula="of:=SUM([.C1:.C22])" office:value-type="float" office:value="25.6852207705379" calcext:value-type="float">
            <text:p>25.685</text:p>
          </table:table-cell>
        </table:table-row>
        <table:table-row table:style-name="ro1" table:number-rows-repeated="104855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without tableCheck" table:style-name="ta1">
        <table:table-column table:style-name="co1" table:default-cell-style-name="Default"/>
        <table:table-column table:style-name="co2" table:default-cell-style-name="ce1"/>
        <table:table-column table:style-name="co4" table:default-cell-style-name="ce2"/>
        <table:table-column table:style-name="co5" table:default-cell-style-name="ce2"/>
        <table:table-column table:style-name="co3" table:default-cell-style-name="ce4"/>
        <table:table-row table:style-name="ro1">
          <table:table-cell office:value-type="string" calcext:value-type="string">
            <text:p>date --rfc-3339=ns</text:p>
          </table:table-cell>
          <table:table-cell/>
          <table:table-cell office:value-type="string" calcext:value-type="string">
            <text:p>without tableCheck</text:p>
          </table:table-cell>
          <table:table-cell office:value-type="string" calcext:value-type="string">
            <text:p>with tableCheck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2020-09-02 16:38:41.825316214+02:00</text:p>
          </table:table-cell>
          <table:table-cell table:style-name="ce3" office:value-type="date" office:date-value="2020-09-02T16:38:41.825316" calcext:value-type="date">
            <text:p>09/02/20 04:38 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-cmd tcp/tsl403.acc hal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m-sched tcp/tsl403.acc cle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 --rfc-3339=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9-02 16:38:42.140788325+02:00</text:p>
          </table:table-cell>
          <table:table-cell table:style-name="ce3" office:value-type="date" office:date-value="2020-09-02T16:38:42.140788" calcext:value-type="date">
            <text:p>09/02/20 04:38 PM</text:p>
          </table:table-cell>
          <table:table-cell table:formula="of:=([.B6]-[.B2])*86400" office:value-type="float" office:value="0.315472413785756" calcext:value-type="float">
            <text:p>0.315</text:p>
          </table:table-cell>
          <table:table-cell office:value-type="float" office:value="0.185601110570133" calcext:value-type="float">
            <text:p>0.186</text:p>
          </table:table-cell>
          <table:table-cell table:formula="of:=[.C6]-[.D6]" office:value-type="float" office:value="0.129871303215623" calcext:value-type="float">
            <text:p>0.130</text:p>
          </table:table-cell>
        </table:table-row>
        <table:table-row table:style-name="ro1">
          <table:table-cell office:value-type="string" calcext:value-type="string">
            <text:p>dm-sched tcp/tsl403.acc add groups_4_nonDefaultPatterns_9_blocksPerPattern_150_globalSchedule.do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 --rfc-3339=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9-02 16:38:46.720255836+02:00</text:p>
          </table:table-cell>
          <table:table-cell table:style-name="ce3" office:value-type="date" office:date-value="2020-09-02T16:38:46.720256" calcext:value-type="date">
            <text:p>09/02/20 04:38 PM</text:p>
          </table:table-cell>
          <table:table-cell table:formula="of:=([.B9]-[.B6])*86400" office:value-type="float" office:value="4.57946746610105" calcext:value-type="float">
            <text:p>4.579</text:p>
          </table:table-cell>
          <table:table-cell office:value-type="float" office:value="5.98555204924196" calcext:value-type="float">
            <text:p>5.986</text:p>
          </table:table-cell>
          <table:table-cell table:formula="of:=[.C9]-[.D9]" office:value-type="float" office:value="-1.40608458314091" calcext:value-type="float">
            <text:p>-1.406</text:p>
          </table:table-cell>
        </table:table-row>
        <table:table-row table:style-name="ro1">
          <table:table-cell office:value-type="string" calcext:value-type="string">
            <text:p>dm-cmd tcp/tsl403.acc chkrem G1_P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attern G1_P1 content removal: SAF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 --rfc-3339=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9-02 16:38:49.290619514+02:00</text:p>
          </table:table-cell>
          <table:table-cell table:style-name="ce3" office:value-type="date" office:date-value="2020-09-02T16:38:49.290619" calcext:value-type="date">
            <text:p>09/02/20 04:38 PM</text:p>
          </table:table-cell>
          <table:table-cell table:formula="of:=([.B14]-[.B9])*86400" office:value-type="float" office:value="2.57036362309009" calcext:value-type="float">
            <text:p>2.570</text:p>
          </table:table-cell>
          <table:table-cell office:value-type="float" office:value="2.59156397078186" calcext:value-type="float">
            <text:p>2.592</text:p>
          </table:table-cell>
          <table:table-cell table:formula="of:=[.C14]-[.D14]" office:value-type="float" office:value="-0.0212003476917744" calcext:value-type="float">
            <text:p>-0.021</text:p>
          </table:table-cell>
        </table:table-row>
        <table:table-row table:style-name="ro1">
          <table:table-cell office:value-type="string" calcext:value-type="string">
            <text:p>dm-sched tcp/tsl403.acc remove groups_4_nonDefaultPatterns_9_blocksPerPattern_150_removeSchedule.do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 --rfc-3339=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9-02 16:38:57.506662613+02:00</text:p>
          </table:table-cell>
          <table:table-cell table:style-name="ce3" office:value-type="date" office:date-value="2020-09-02T16:38:57.506663" calcext:value-type="date">
            <text:p>09/02/20 04:38 PM</text:p>
          </table:table-cell>
          <table:table-cell table:formula="of:=([.B17]-[.B14])*86400" office:value-type="float" office:value="8.21604311931878" calcext:value-type="float">
            <text:p>8.216</text:p>
          </table:table-cell>
          <table:table-cell office:value-type="float" office:value="9.21032396145165" calcext:value-type="float">
            <text:p>9.210</text:p>
          </table:table-cell>
          <table:table-cell table:formula="of:=[.C17]-[.D17]" office:value-type="float" office:value="-0.994280842132866" calcext:value-type="float">
            <text:p>-0.994</text:p>
          </table:table-cell>
        </table:table-row>
        <table:table-row table:style-name="ro1">
          <table:table-cell office:value-type="string" calcext:value-type="string">
            <text:p>dm-sched tcp/tsl403.acc add g1_p1_update_schedule.do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 --rfc-3339=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9-02 16:39:03.414046896+02:00</text:p>
          </table:table-cell>
          <table:table-cell table:style-name="ce3" office:value-type="date" office:date-value="2020-09-02T16:39:03.414047" calcext:value-type="date">
            <text:p>09/02/20 04:39 PM</text:p>
          </table:table-cell>
          <table:table-cell table:formula="of:=([.B20]-[.B17])*86400" office:value-type="float" office:value="5.90738409664482" calcext:value-type="float">
            <text:p>5.907</text:p>
          </table:table-cell>
          <table:table-cell office:value-type="float" office:value="7.71217967849225" calcext:value-type="float">
            <text:p>7.712</text:p>
          </table:table-cell>
          <table:table-cell table:formula="of:=[.C20]-[.D20]" office:value-type="float" office:value="-1.80479558184743" calcext:value-type="float">
            <text:p>-1.80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Summe</text:p>
          </table:table-cell>
          <table:table-cell table:style-name="ce2" table:formula="of:=([.B20]-[.B2])*86400" office:value-type="float" office:value="21.5887307189405" calcext:value-type="float">
            <text:p>21.589</text:p>
          </table:table-cell>
          <table:table-cell table:formula="of:=SUM([.C1:.C22])" office:value-type="float" office:value="21.5887307189405" calcext:value-type="float">
            <text:p>21.589</text:p>
          </table:table-cell>
          <table:table-cell office:value-type="float" office:value="25.6852207705379" calcext:value-type="float">
            <text:p>25.685</text:p>
          </table:table-cell>
          <table:table-cell table:formula="of:=[.C23]-[.D23]" office:value-type="float" office:value="-4.09649005159736" calcext:value-type="float">
            <text:p>-4.096</text:p>
          </table:table-cell>
        </table:table-row>
        <table:table-row table:style-name="ro1" table:number-rows-repeated="104855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3" loext:min-decimal-places="3" number:min-integer-digits="1" number:grouping="true"/>
    </number:number-style>
    <number:number-style style:name="N123">
      <style:text-properties fo:color="#ff0000"/>
      <number:text>-</number:text>
      <number:number number:decimal-places="3" loext:min-decimal-places="3" number:min-integer-digits="1" number:grouping="true"/>
      <style:map style:condition="value()&gt;=0" style:apply-style-name="N123P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2T16:17:40.927776627</meta:creation-date>
    <dc:date>2020-09-02T17:01:40.375705085</dc:date>
    <meta:editing-duration>PT10M14S</meta:editing-duration>
    <meta:editing-cycles>2</meta:editing-cycles>
    <meta:generator>LibreOffice/6.0.7.3$Linux_X86_64 LibreOffice_project/00m0$Build-3</meta:generator>
    <meta:document-statistic meta:table-count="2" meta:cell-count="81" meta:object-count="0"/>
  </office:meta>
</office:document-meta>
</file>